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Consolas" fo:font-size="13pt" fo:letter-spacing="normal" fo:font-style="normal" fo:font-weight="normal" officeooo:paragraph-rsid="000e9b60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a6099" loext:opacity="100%" style:font-name="Consolas" fo:font-size="13pt" fo:letter-spacing="normal" fo:font-style="normal" fo:font-weight="normal" officeooo:rsid="000e9b60" officeooo:paragraph-rsid="000e9b60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rsid="000e9b60" officeooo:paragraph-rsid="000e9b60" style:font-size-asian="9.60000038146973pt" style:font-size-complex="11pt"/>
    </style:style>
    <style:style style:name="P4" style:family="paragraph" style:parent-style-name="Standard">
      <style:text-properties style:font-name="Consolas" fo:font-size="11pt" officeooo:rsid="000e9b60" officeooo:paragraph-rsid="000e9b60" style:font-size-asian="11pt" style:font-size-complex="11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0e9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8_1_1_1746266173082_167"/><text:s text:c="6"/></text:h>
      <text:h text:style-name="P1" text:outline-level="2"><text:s text:c="17"/><text:span text:style-name="T1">TAREA 2 FOL: LA EMPRESA </text:span><text:span text:style-name="T2">SUZDALENKO ALEXEY</text:span></text:h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1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3T12:11:50.464180800</meta:creation-date>
    <dc:date>2025-05-03T12:33:12.967385000</dc:date>
    <meta:editing-duration>PT21M22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" meta:word-count="7" meta:character-count="64" meta:non-whitespace-character-count="35"/>
  </office:meta>
</office:document-meta>
</file>